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99c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Courier New'" style:font-family-generic="modern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016cm" svg:height="1.397cm" svg:x="6.858cm" svg:y="7.493cm">
          <text:p text:style-name="P1"><text:span text:style-name="T1">API</text:span></text:p>
          <text:p text:style-name="P1"><text:span text:style-name="T2">api/</text:span></text:p>
        </draw:rect>
        <draw:rect draw:style-name="gr2" draw:text-style-name="P1" draw:layer="layout" svg:width="1.905cm" svg:height="1.397cm" svg:x="8.128cm" svg:y="7.493cm">
          <text:p text:style-name="P1"><text:span text:style-name="T1">core client</text:span></text:p>
          <text:p text:style-name="P1"><text:span text:style-name="T2">client/</text:span></text:p>
        </draw:rect>
        <draw:rect draw:style-name="gr3" draw:text-style-name="P1" draw:layer="layout" svg:width="3.937cm" svg:height="1.397cm" svg:x="12.954cm" svg:y="7.493cm">
          <text:p text:style-name="P1"><text:span text:style-name="T1">server components</text:span></text:p>
          <text:p text:style-name="P1"><text:span text:style-name="T2">sched/, tools/</text:span></text:p>
        </draw:rect>
        <draw:rect draw:style-name="gr2" draw:text-style-name="P1" draw:layer="layout" svg:width="2.413cm" svg:height="1.397cm" svg:x="10.287cm" svg:y="7.493cm">
          <text:p text:style-name="P1"><text:span text:style-name="T1">Manager</text:span></text:p>
          <text:p text:style-name="P1"><text:span text:style-name="T2">clientgui/</text:span></text:p>
        </draw:rect>
        <draw:rect draw:style-name="gr1" draw:text-style-name="P1" draw:layer="layout" svg:width="10.033cm" svg:height="1.143cm" svg:x="6.858cm" svg:y="9.144cm">
          <text:p text:style-name="P1"><text:span text:style-name="T1">shared code and support functions</text:span></text:p>
          <text:p text:style-name="P1"><text:span text:style-name="T2">lib/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7.197cm" fo:margin-bottom="17.313cm" fo:margin-left="6.583cm" fo:margin-right="4.33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9-11T15:02:50</meta:creation-date>
    <dc:date>2006-09-11T15:13:51</dc:date>
    <dc:language>en-US</dc:language>
    <meta:editing-cycles>2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